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-1996" calcext:value-type="float">
            <text:p>-1996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table:formula="of:=((([.A1] *[.A1]) / [.C$1]) + (([.B1] * [.B1]) / [.C$1]))" office:value-type="float" office:value="4984.016" calcext:value-type="float">
            <text:p>4984.016</text:p>
          </table:table-cell>
        </table:table-row>
        <table:table-row table:style-name="ro1">
          <table:table-cell table:formula="of:=(([.A1] * [.A1]) / [.C$1]) - (([.B1] * [.B1]) / [.C$1]) +[.A$1]" office:value-type="float" office:value="988.016" calcext:value-type="float">
            <text:p>988.016</text:p>
          </table:table-cell>
          <table:table-cell table:formula="of:=(2*([.A1]*[.B1])/[.C$1])+[.B$1]" office:value-type="float" office:value="2992" calcext:value-type="float">
            <text:p>2992</text:p>
          </table:table-cell>
          <table:table-cell/>
          <table:table-cell table:formula="of:=((([.A2] *[.A2]) / [.C$1]) + (([.B2] * [.B2]) / [.C$1]))" office:value-type="float" office:value="9928.239616256" calcext:value-type="float">
            <text:p>9928.239616256</text:p>
          </table:table-cell>
        </table:table-row>
        <table:table-row table:style-name="ro1">
          <table:table-cell table:formula="of:=(([.A2] * [.A2]) / [.C$1]) - (([.B2] * [.B2]) / [.C$1]) +[.A$1]" office:value-type="float" office:value="-9971.888383744" calcext:value-type="float">
            <text:p>-9971.888383744</text:p>
          </table:table-cell>
          <table:table-cell table:formula="of:=(2*([.A2]*[.B2])/[.C$1])+[.B$1]" office:value-type="float" office:value="4912.287744" calcext:value-type="float">
            <text:p>4912.287744</text:p>
          </table:table-cell>
          <table:table-cell/>
          <table:table-cell table:formula="of:=((([.A3] *[.A3]) / [.C$1]) + (([.B3] * [.B3]) / [.C$1]))" office:value-type="float" office:value="123569.128817701" calcext:value-type="float">
            <text:p>123569.128817701</text:p>
          </table:table-cell>
        </table:table-row>
        <table:table-row table:style-name="ro1">
          <table:table-cell table:formula="of:=(([.A3] * [.A3]) / [.C$1]) - (([.B3] * [.B3]) / [.C$1]) +[.A$1]" office:value-type="float" office:value="73311.9870579959" calcext:value-type="float">
            <text:p>73311.9870579959</text:p>
          </table:table-cell>
          <table:table-cell table:formula="of:=(2*([.A3]*[.B3])/[.C$1])+[.B$1]" office:value-type="float" office:value="-98969.5701840033" calcext:value-type="float">
            <text:p>-98969.5701840033</text:p>
          </table:table-cell>
          <table:table-cell/>
          <table:table-cell table:formula="of:=((([.A4] *[.A4]) / [.C$1]) + (([.B4] * [.B4]) / [.C$1]))" office:value-type="float" office:value="15169623.2687981" calcext:value-type="float">
            <text:p>15169623.2687981</text:p>
          </table:table-cell>
        </table:table-row>
        <table:table-row table:style-name="ro1">
          <table:table-cell table:formula="of:=(([.A4] * [.A4]) / [.C$1]) - (([.B4] * [.B4]) / [.C$1]) +[.A$1]" office:value-type="float" office:value="-4422324.37601459" calcext:value-type="float">
            <text:p>-4422324.37601459</text:p>
          </table:table-cell>
          <table:table-cell table:formula="of:=(2*([.A4]*[.B4])/[.C$1])+[.B$1]" office:value-type="float" office:value="-14512311.6969301" calcext:value-type="float">
            <text:p>-14512311.6969301</text:p>
          </table:table-cell>
          <table:table-cell/>
          <table:table-cell table:formula="of:=((([.A5] *[.A5]) / [.C$1]) + (([.B5] * [.B5]) / [.C$1]))" office:value-type="float" office:value="230164143675.548" calcext:value-type="float">
            <text:p>230164143675.548</text:p>
          </table:table-cell>
        </table:table-row>
        <table:table-row table:style-name="ro1">
          <table:table-cell table:formula="of:=(([.A5] * [.A5]) / [.C$1]) - (([.B5] * [.B5]) / [.C$1]) +[.A$1]" office:value-type="float" office:value="-191050239898.162" calcext:value-type="float">
            <text:p>-191050239898.162</text:p>
          </table:table-cell>
          <table:table-cell table:formula="of:=(2*([.A5]*[.B5])/[.C$1])+[.B$1]" office:value-type="float" office:value="128356298539.312" calcext:value-type="float">
            <text:p>128356298539.312</text:p>
          </table:table-cell>
          <table:table-cell/>
          <table:table-cell table:formula="of:=((([.A6] *[.A6]) / [.C$1]) + (([.B6] * [.B6]) / [.C$1]))" office:value-type="float" office:value="5.29755335398583E+019" calcext:value-type="float">
            <text:p>52975533539858300000</text:p>
          </table:table-cell>
        </table:table-row>
        <table:table-row table:style-name="ro1">
          <table:table-cell table:formula="of:=(([.A6] * [.A6]) / [.C$1]) - (([.B6] * [.B6]) / [.C$1]) +[.A$1]" office:value-type="float" office:value="2.00248547904325E+019" calcext:value-type="float">
            <text:p>20024854790432500000</text:p>
          </table:table-cell>
          <table:table-cell table:formula="of:=(2*([.A6]*[.B6])/[.C$1])+[.B$1]" office:value-type="float" office:value="-4.90450032567512E+019" calcext:value-type="float">
            <text:p>-49045003256751200000</text:p>
          </table:table-cell>
          <table:table-cell/>
          <table:table-cell table:formula="of:=((([.A7] *[.A7]) / [.C$1]) + (([.B7] * [.B7]) / [.C$1]))" office:value-type="float" office:value="2.80640715383265E+036" calcext:value-type="float">
            <text:p>2806407153832650000000000000000000000</text:p>
          </table:table-cell>
        </table:table-row>
        <table:table-row table:style-name="ro1">
          <table:table-cell table:formula="of:=(([.A7] * [.A7]) / [.C$1]) - (([.B7] * [.B7]) / [.C$1]) +[.A$1]" office:value-type="float" office:value="-2.00441753507683E+036" calcext:value-type="float">
            <text:p>-2004417535076830000000000000000000000</text:p>
          </table:table-cell>
          <table:table-cell table:formula="of:=(2*([.A7]*[.B7])/[.C$1])+[.B$1]" office:value-type="float" office:value="-1.96423813682547E+036" calcext:value-type="float">
            <text:p>-1964238136825470000000000000000000000</text:p>
          </table:table-cell>
          <table:table-cell/>
          <table:table-cell table:formula="of:=((([.A8] *[.A8]) / [.C$1]) + (([.B8] * [.B8]) / [.C$1]))" office:value-type="float" office:value="7.87592111308307E+069" calcext:value-type="float">
            <text:p>7875921113083070000000000000000000000000000000000000000000000000000000</text:p>
          </table:table-cell>
        </table:table-row>
        <table:table-row table:style-name="ro1">
          <table:table-cell table:formula="of:=(([.A8] * [.A8]) / [.C$1]) - (([.B8] * [.B8]) / [.C$1]) +[.A$1]" office:value-type="float" office:value="1.5945819676388E+068" calcext:value-type="float">
            <text:p>159458196763880000000000000000000000000000000000000000000000000000000</text:p>
          </table:table-cell>
          <table:table-cell table:formula="of:=(2*([.A8]*[.B8])/[.C$1])+[.B$1]" office:value-type="float" office:value="7.87430672903923E+069" calcext:value-type="float">
            <text:p>7874306729039230000000000000000000000000000000000000000000000000000000</text:p>
          </table:table-cell>
          <table:table-cell/>
          <table:table-cell table:formula="of:=((([.A9] *[.A9]) / [.C$1]) + (([.B9] * [.B9]) / [.C$1]))" office:value-type="float" office:value="6.20301333795076E+136" calcext:value-type="float">
            <text:p>62030133379507600000000000000000000000000000000000000000000000000000000000000000000000000000000000000000000000000000000000000000000000000</text:p>
          </table:table-cell>
        </table:table-row>
        <table:table-row table:style-name="ro1">
          <table:table-cell table:formula="of:=(([.A9] * [.A9]) / [.C$1]) - (([.B9] * [.B9]) / [.C$1]) +[.A$1]" office:value-type="float" office:value="-6.19792795464772E+136" calcext:value-type="float">
            <text:p>-61979279546477200000000000000000000000000000000000000000000000000000000000000000000000000000000000000000000000000000000000000000000000000</text:p>
          </table:table-cell>
          <table:table-cell table:formula="of:=(2*([.A9]*[.B9])/[.C$1])+[.B$1]" office:value-type="float" office:value="2.51124550355656E+135" calcext:value-type="float">
            <text:p>2511245503556560000000000000000000000000000000000000000000000000000000000000000000000000000000000000000000000000000000000000000000000000</text:p>
          </table:table-cell>
          <table:table-cell/>
          <table:table-cell table:formula="of:=((([.A10] *[.A10]) / [.C$1]) + (([.B10] * [.B10]) / [.C$1]))" office:value-type="float" office:value="3.84773744707951E+270" calcext:value-type="float">
            <text:p>384773744707951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bell </meta:initial-creator>
    <meta:creation-date>2016-10-17T04:11:26.140967685</meta:creation-date>
    <dc:date>2016-10-17T15:11:37.267929475</dc:date>
    <dc:creator>andrewbell </dc:creator>
    <meta:editing-duration>PT3H29M49S</meta:editing-duration>
    <meta:editing-cycles>2</meta:editing-cycles>
    <meta:generator>LibreOffice/4.2.7.2$Linux_X86_64 LibreOffice_project/420m0$Build-2</meta:generator>
    <meta:document-statistic meta:table-count="1" meta:cell-count="31" meta:object-count="0"/>
  </office:meta>
</office:document-meta>
</file>